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ph_Paquet_Delai-MaxSNR-Loin-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6377" table:default-cell-style-name="ce1"/>
        <table:table-row table:style-name="ro1">
          <table:table-cell table:style-name="ce1"/>
          <table:table-cell office:value-type="string" table:style-name="ce1">
            <text:p>maxsnr loin</text:p>
          </table:table-cell>
          <table:table-cell office:value-type="string" table:style-name="ce1">
            <text:p>maxsnr proche</text:p>
          </table:table-cell>
          <table:table-cell office:value-type="string" table:style-name="ce1">
            <text:p>maxsnr</text:p>
          </table:table-cell>
          <table:table-cell office:value-type="string" table:style-name="ce1">
            <text:p>rr loin</text:p>
          </table:table-cell>
          <table:table-cell office:value-type="string" table:style-name="ce1">
            <text:p>rr proche</text:p>
          </table:table-cell>
          <table:table-cell office:value-type="string" table:style-name="ce1">
            <text:p>rr</text:p>
          </table:table-cell>
          <table:table-cell table:style-name="ce1">
            <draw:frame draw:z-index="1" draw:id="id0" draw:style-name="a0" draw:name="Graphique 2" svg:x="0.38542in" svg:y="0.05729in" svg:width="8.21875in" svg:height="5.0364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2:.C2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E2:.F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3:.C3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E3:.F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4:.C4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E4:.F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5:.C5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E5:.F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6:.C6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E6:.F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7:.C7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E7:.F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8:.C8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E8:.F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9:.C9]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E9:.F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10:.C10])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formula="of:=AVERAGE([.E10:.F10])" table:style-name="ce1">
            <text:p>0,5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1.5" table:formula="of:=AVERAGE([.B11:.C11])" table:style-name="ce1">
            <text:p>11,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2.5" table:formula="of:=AVERAGE([.E11:.F11])" table:style-name="ce1">
            <text:p>12,5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26" table:formula="of:=AVERAGE([.B12:.C12])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28.5" table:formula="of:=AVERAGE([.E12:.F12])" table:style-name="ce1">
            <text:p>28,5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39.5" table:formula="of:=AVERAGE([.B13:.C13])" table:style-name="ce1">
            <text:p>39,5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42.5" table:formula="of:=AVERAGE([.E13:.F13])" table:style-name="ce1">
            <text:p>42,5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55" table:formula="of:=AVERAGE([.B14:.C14])" table:style-name="ce1">
            <text:p>55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57" table:formula="of:=AVERAGE([.E14:.F14])" table:style-name="ce1">
            <text:p>57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73.5" table:formula="of:=AVERAGE([.B15:.C15])" table:style-name="ce1">
            <text:p>73,5</text:p>
          </table:table-cell>
          <table:table-cell office:value-type="float" office:value="141" table:style-name="ce1">
            <text:p>141</text:p>
          </table:table-cell>
          <table:table-cell office:value-type="float" office:value="6" table:style-name="ce1">
            <text:p>6</text:p>
          </table:table-cell>
          <table:table-cell office:value-type="float" office:value="73.5" table:formula="of:=AVERAGE([.E15:.F15])" table:style-name="ce1">
            <text:p>73,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15" table:style-name="ce1">
            <text:p>15</text:p>
          </table:table-cell>
          <table:table-cell office:value-type="float" office:value="96.5" table:formula="of:=AVERAGE([.B16:.C16])" table:style-name="ce1">
            <text:p>96,5</text:p>
          </table:table-cell>
          <table:table-cell office:value-type="float" office:value="173" table:style-name="ce1">
            <text:p>173</text:p>
          </table:table-cell>
          <table:table-cell office:value-type="float" office:value="16" table:style-name="ce1">
            <text:p>16</text:p>
          </table:table-cell>
          <table:table-cell office:value-type="float" office:value="94.5" table:formula="of:=AVERAGE([.E16:.F16])" table:style-name="ce1">
            <text:p>94,5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3" table:style-name="ce1">
            <text:p>213</text:p>
          </table:table-cell>
          <table:table-cell office:value-type="float" office:value="28" table:style-name="ce1">
            <text:p>28</text:p>
          </table:table-cell>
          <table:table-cell office:value-type="float" office:value="120.5" table:formula="of:=AVERAGE([.B17:.C17])" table:style-name="ce1">
            <text:p>120,5</text:p>
          </table:table-cell>
          <table:table-cell office:value-type="float" office:value="206" table:style-name="ce1">
            <text:p>206</text:p>
          </table:table-cell>
          <table:table-cell office:value-type="float" office:value="30" table:style-name="ce1">
            <text:p>30</text:p>
          </table:table-cell>
          <table:table-cell office:value-type="float" office:value="118" table:formula="of:=AVERAGE([.E17:.F17])" table:style-name="ce1">
            <text:p>118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8" table:style-name="ce1">
            <text:p>248</text:p>
          </table:table-cell>
          <table:table-cell office:value-type="float" office:value="41" table:style-name="ce1">
            <text:p>41</text:p>
          </table:table-cell>
          <table:table-cell office:value-type="float" office:value="144.5" table:formula="of:=AVERAGE([.B18:.C18])" table:style-name="ce1">
            <text:p>144,5</text:p>
          </table:table-cell>
          <table:table-cell office:value-type="float" office:value="240" table:style-name="ce1">
            <text:p>240</text:p>
          </table:table-cell>
          <table:table-cell office:value-type="float" office:value="44" table:style-name="ce1">
            <text:p>44</text:p>
          </table:table-cell>
          <table:table-cell office:value-type="float" office:value="142" table:formula="of:=AVERAGE([.E18:.F18])" table:style-name="ce1">
            <text:p>142</text:p>
          </table:table-cell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Kevin Salmon</dc:creator>
    <dc:date>2017-03-29T09:09:55Z</dc:date>
    <meta:editing-cycles>2</meta:editing-cycles>
    <meta:editing-duration>PT141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62.6250393700788pt" svg:width="591.75pt" chart:style-name="Crt0">
        <chart:title chart:style-name="CT00">
          <text:p text:style-name="a0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ombre d'utilisateur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Délai</text:p>
            </chart:title>
            <chart:grid chart:class="major" chart:style-name="GMa1"/>
          </chart:axis>
          <chart:series chart:label-cell-address="Graph_Paquet_Delai-MaxSNR-Loin-.$B$1" chart:values-cell-range-address="Graph_Paquet_Delai-MaxSNR-Loin-.$B$2:.$B$18" chart:class="chart:scatter" chart:attached-axis="primary-y" chart:style-name="G0S0">
            <chart:domain table:cell-range-address="Graph_Paquet_Delai-MaxSNR-Loin-.$A$2:.$A$18"/>
            <chart:data-point chart:repeated="17"/>
          </chart:series>
          <chart:series chart:label-cell-address="Graph_Paquet_Delai-MaxSNR-Loin-.$C$1" chart:values-cell-range-address="Graph_Paquet_Delai-MaxSNR-Loin-.$C$2:.$C$18" chart:class="chart:scatter" chart:attached-axis="primary-y" chart:style-name="G0S1">
            <chart:domain table:cell-range-address="Graph_Paquet_Delai-MaxSNR-Loin-.$A$2:.$A$18"/>
            <chart:data-point chart:repeated="17"/>
          </chart:series>
          <chart:series chart:label-cell-address="Graph_Paquet_Delai-MaxSNR-Loin-.$D$1" chart:values-cell-range-address="Graph_Paquet_Delai-MaxSNR-Loin-.$D$2:.$D$18" chart:class="chart:scatter" chart:attached-axis="primary-y" chart:style-name="G0S2">
            <chart:domain table:cell-range-address="Graph_Paquet_Delai-MaxSNR-Loin-.$A$2:.$A$18"/>
            <chart:data-point chart:repeated="17"/>
          </chart:series>
          <chart:series chart:label-cell-address="Graph_Paquet_Delai-MaxSNR-Loin-.$E$1" chart:values-cell-range-address="Graph_Paquet_Delai-MaxSNR-Loin-.$E$2:.$E$18" chart:class="chart:scatter" chart:attached-axis="primary-y" chart:style-name="G0S3">
            <chart:domain table:cell-range-address="Graph_Paquet_Delai-MaxSNR-Loin-.$A$2:.$A$18"/>
            <chart:data-point chart:repeated="17"/>
          </chart:series>
          <chart:series chart:label-cell-address="Graph_Paquet_Delai-MaxSNR-Loin-.$F$1" chart:values-cell-range-address="Graph_Paquet_Delai-MaxSNR-Loin-.$F$2:.$F$18" chart:class="chart:scatter" chart:attached-axis="primary-y" chart:style-name="G0S4">
            <chart:domain table:cell-range-address="Graph_Paquet_Delai-MaxSNR-Loin-.$A$2:.$A$18"/>
            <chart:data-point chart:repeated="17"/>
          </chart:series>
          <chart:series chart:label-cell-address="Graph_Paquet_Delai-MaxSNR-Loin-.$G$1" chart:values-cell-range-address="Graph_Paquet_Delai-MaxSNR-Loin-.$G$2:.$G$18" chart:class="chart:scatter" chart:attached-axis="primary-y" chart:style-name="G0S5">
            <chart:domain table:cell-range-address="Graph_Paquet_Delai-MaxSNR-Loin-.$A$2:.$A$18"/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